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ad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3:05:09.043195212</meta:creation-date>
    <dc:date>2020-05-25T03:05:34.874473358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7.3$Linux_X86_64 LibreOffice_project/00m0$Build-3</meta:generator>
  </office:meta>
</office:document-meta>
</file>